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1" table:number-rows-spanned="2" table:style-name="ce4">
            <text:p>Environment characteristic</text:p>
          </table:table-cell>
          <table:table-cell office:value-type="string" table:number-columns-spanned="1" table:number-rows-spanned="2" table:style-name="ce5">
            <text:p>Ground-air</text:p>
          </table:table-cell>
          <table:table-cell office:value-type="string" table:number-columns-spanned="1" table:number-rows-spanned="2" table:style-name="ce5">
            <text:p>Water</text:p>
          </table:table-cell>
          <table:table-cell office:value-type="string" table:number-columns-spanned="1" table:number-rows-spanned="2" table:style-name="ce5">
            <text:p>Soil</text:p>
          </table:table-cell>
          <table:table-cell office:value-type="string" table:number-columns-spanned="1" table:number-rows-spanned="2" table:style-name="ce5">
            <text:p>Organic</text:p>
          </table:table-cell>
          <table:table-cell table:number-columns-repeated="1637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3">
            <text:p>Density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Very high</text:p>
          </table:table-cell>
          <table:table-cell office:value-type="string" table:style-name="ce2">
            <text:p>High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Illumination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None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emperature fluctuations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Low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mount of water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Average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Amount of oxygen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Very low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Боря Прохоров</meta:initial-creator>
    <dc:creator>Боря Прохоров</dc:creator>
    <meta:creation-date>2023-02-23T13:07:17Z</meta:creation-date>
    <dc:date>2023-04-19T18:00:00Z</dc:date>
  </office:meta>
</office:document-meta>
</file>